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onfirm when deleting something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Integrate 'utils' files into corresponding preparer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1" calcext:value-type="date">
            <text:p>25.12.13 20:11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1" calcext:value-type="date">
            <text:p>25.12.13 01:02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6" calcext:value-type="date">
            <text:p>25.12.13 20:11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5" calcext:value-type="date">
            <text:p>26.12.13 08:05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8M51S</meta:editing-duration>
    <meta:editing-cycles>30</meta:editing-cycles>
    <meta:generator>LibreOffice/4.1.3.2$Linux_X86_64 LibreOffice_project/410m0$Build-2</meta:generator>
    <dc:date>2014-01-01T16:14:17.992277792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